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48.19mm"/>
    </style:style>
    <style:style style:name="co4" style:family="table-column">
      <style:table-column-properties fo:break-before="auto" style:column-width="13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1.0.0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Implentacion para <text:a xlink:href="https://semver.org/spec/v1.0.0.html" xlink:type="simple">https://semver.org/spec/v1.0.0.html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2.0.0</text:p>
          </table:table-cell>
          <table:table-cell office:value-type="string" calcext:value-type="string">
            <text:p>requeri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Implemetacion para <text:a xlink:href="https://semver.org/spec/v2.0.0.html" xlink:type="simple">https://semver.org/spec/v2.0.0.html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Default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Usar v2 por defaul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ocumentación opcional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 documetacion debe ser aptivad por paramtrso de configurac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Pruebas opcinales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ruebas deven ser activadas por parametro de configurac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Pruebas de backward-compatible</text:p>
          </table:table-cell>
          <table:table-cell table:style-name="ce1"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La compatibilidad se debe asegurar para la version major, por lo que se hace pruebas excliusivamente para la version maj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atory</text:p>
          </table:table-cell>
          <table:table-cell office:value-type="string" calcext:value-type="string">
            <text:p>Eliminar semver::v100::Build class</text:p>
          </table:table-cell>
          <table:table-cell table:style-name="ce3"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Redundate ya que no se usa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factry</text:p>
          </table:table-cell>
          <table:table-cell office:value-type="string" calcext:value-type="string">
            <text:p>Separar los comparadores de semver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En busca de un procedimiento mas generico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Refactry</text:p>
          </table:table-cell>
          <table:table-cell office:value-type="string" calcext:value-type="string">
            <text:p>Convertir a C las fucniones de conversion de cadena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Para una uso mas generico una funcion estadar en C que sea llamada tanto por C++, com por python y Java tendria un factor de compatibilidad mayor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Refactry</text:p>
          </table:table-cell>
          <table:table-cell office:value-type="string" calcext:value-type="string">
            <text:p>Separando codigo generico de codigo espeifico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29/dic/201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Modulo de error extencile por heerencia</text:p>
          </table:table-cell>
          <table:table-cell/>
          <table:table-cell office:value-type="string" calcext:value-type="string">
            <text:p>1/ene/2020</text:p>
          </table:table-cell>
          <table:table-cell office:value-type="string" calcext:value-type="string">
            <text:p>la clase core::erro debe ser capaz de reconcer cada modulos al darles un codigo de modulo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Importacionde version para Postgresql</text:p>
          </table:table-cell>
          <table:table-cell/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rrecion</text:p>
          </table:table-cell>
          <table:table-cell office:value-type="string" calcext:value-type="string">
            <text:p>Fall la visualizacion cuando no hay prerelease</text:p>
          </table:table-cell>
          <table:table-cell/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Usar check target en lugar de with-test</text:p>
          </table:table-cell>
          <table:table-cell office:value-type="string" calcext:value-type="string">
            <text:p>requerido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/00/0000</text:date>, <text:time style:data-style-name="N2" text:time-value="14:13:45.1208711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6:56:25.088225187</meta:creation-date>
    <dc:date>2020-01-03T14:37:46.786146096</dc:date>
    <meta:editing-duration>PT21H43M35S</meta:editing-duration>
    <meta:editing-cycles>23</meta:editing-cycles>
    <meta:generator>LibreOffice/6.0.7.3$Linux_X86_64 LibreOffice_project/00m0$Build-3</meta:generator>
    <meta:document-statistic meta:table-count="1" meta:cell-count="83" meta:object-count="0"/>
  </office:meta>
</office:document-meta>
</file>